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officeooo:rsid="001780dc" officeooo:paragraph-rsid="001780dc" style:font-weight-asian="bold" style:font-weight-complex="bold"/>
    </style:style>
    <style:style style:name="P2" style:family="paragraph" style:parent-style-name="Standard">
      <style:text-properties style:text-underline-style="none" fo:font-weight="normal" officeooo:rsid="00191d32" officeooo:paragraph-rsid="00191d32" style:font-weight-asian="normal" style:font-weight-complex="normal"/>
    </style:style>
    <style:style style:name="P3" style:family="paragraph" style:parent-style-name="Standard">
      <style:text-properties style:text-underline-style="none" fo:font-weight="normal" officeooo:rsid="001ac2b1" officeooo:paragraph-rsid="001ac2b1" style:font-weight-asian="normal" style:font-weight-complex="normal"/>
    </style:style>
    <style:style style:name="P4" style:family="paragraph" style:parent-style-name="Standard">
      <style:text-properties style:text-underline-style="none" fo:font-weight="normal" officeooo:rsid="001d3464" officeooo:paragraph-rsid="001d3464" style:font-weight-asian="normal" style:font-weight-complex="normal"/>
    </style:style>
    <style:style style:name="P5" style:family="paragraph" style:parent-style-name="Standard">
      <style:text-properties style:text-underline-style="none" fo:font-weight="normal" officeooo:rsid="001d3464" officeooo:paragraph-rsid="001d3c7b" style:font-weight-asian="normal" style:font-weight-complex="normal"/>
    </style:style>
    <style:style style:name="P6" style:family="paragraph" style:parent-style-name="Standard">
      <style:text-properties style:text-underline-style="none" fo:font-weight="normal" officeooo:rsid="001d3464" officeooo:paragraph-rsid="001e106a" style:font-weight-asian="normal" style:font-weight-complex="normal"/>
    </style:style>
    <style:style style:name="P7" style:family="paragraph" style:parent-style-name="Standard">
      <style:text-properties style:text-underline-style="none" fo:font-weight="normal" officeooo:rsid="00215714" officeooo:paragraph-rsid="00215714" style:font-weight-asian="normal" style:font-weight-complex="normal"/>
    </style:style>
    <style:style style:name="P8" style:family="paragraph" style:parent-style-name="Standard">
      <style:text-properties style:text-underline-style="none" fo:font-weight="normal" officeooo:rsid="002339f9" officeooo:paragraph-rsid="002339f9" style:font-weight-asian="normal" style:font-weight-complex="normal"/>
    </style:style>
    <style:style style:name="P9" style:family="paragraph" style:parent-style-name="Standard">
      <style:text-properties style:text-underline-style="none" fo:font-weight="normal" officeooo:rsid="00239da6" officeooo:paragraph-rsid="00239da6" style:font-weight-asian="normal" style:font-weight-complex="normal"/>
    </style:style>
    <style:style style:name="P10" style:family="paragraph" style:parent-style-name="Standard">
      <style:text-properties style:text-underline-style="none" fo:font-weight="normal" officeooo:rsid="002409c7" officeooo:paragraph-rsid="002409c7" style:font-weight-asian="normal" style:font-weight-complex="normal"/>
    </style:style>
    <style:style style:name="P11" style:family="paragraph" style:parent-style-name="Standard">
      <style:text-properties style:text-underline-style="none" fo:font-weight="normal" officeooo:rsid="0025365f" officeooo:paragraph-rsid="0025365f" style:font-weight-asian="normal" style:font-weight-complex="normal"/>
    </style:style>
    <style:style style:name="P12" style:family="paragraph" style:parent-style-name="Standard">
      <style:text-properties style:text-underline-style="none" fo:font-weight="normal" officeooo:rsid="00262001" officeooo:paragraph-rsid="00262001" style:font-weight-asian="normal" style:font-weight-complex="normal"/>
    </style:style>
    <style:style style:name="P13" style:family="paragraph" style:parent-style-name="Standard">
      <style:text-properties style:text-underline-style="none" fo:font-weight="normal" officeooo:rsid="00268e9a" officeooo:paragraph-rsid="00268e9a" style:font-weight-asian="normal" style:font-weight-complex="normal"/>
    </style:style>
    <style:style style:name="P14" style:family="paragraph" style:parent-style-name="Standard">
      <style:text-properties style:text-underline-style="none" fo:font-weight="normal" officeooo:rsid="002868da" officeooo:paragraph-rsid="002868da" style:font-weight-asian="normal" style:font-weight-complex="normal"/>
    </style:style>
    <style:style style:name="P15" style:family="paragraph" style:parent-style-name="Standard">
      <style:text-properties style:text-underline-style="none" fo:font-weight="normal" officeooo:rsid="001780dc" officeooo:paragraph-rsid="001780dc" style:font-weight-asian="normal" style:font-weight-complex="normal"/>
    </style:style>
    <style:style style:name="P16" style:family="paragraph" style:parent-style-name="Standard">
      <style:text-properties style:text-underline-style="none" fo:font-weight="normal" officeooo:rsid="002868da" officeooo:paragraph-rsid="002868da" style:font-weight-asian="normal" style:font-weight-complex="normal"/>
    </style:style>
    <style:style style:name="T1" style:family="text">
      <style:text-properties style:text-underline-style="none" fo:font-weight="normal" style:font-weight-asian="normal" style:font-weight-complex="normal"/>
    </style:style>
    <style:style style:name="T2" style:family="text">
      <style:text-properties style:text-underline-style="none" fo:font-weight="normal" officeooo:rsid="0018c328" style:font-weight-asian="normal" style:font-weight-complex="normal"/>
    </style:style>
    <style:style style:name="T3" style:family="text">
      <style:text-properties style:text-underline-style="none" fo:font-weight="normal" officeooo:rsid="0018c3ac" style:font-weight-asian="normal" style:font-weight-complex="normal"/>
    </style:style>
    <style:style style:name="T4" style:family="text">
      <style:text-properties style:text-underline-style="none" fo:font-weight="normal" officeooo:rsid="0018fc17" style:font-weight-asian="normal" style:font-weight-complex="normal"/>
    </style:style>
    <style:style style:name="T5" style:family="text">
      <style:text-properties officeooo:rsid="001ac2b1"/>
    </style:style>
    <style:style style:name="T6" style:family="text">
      <style:text-properties officeooo:rsid="001d3c7b"/>
    </style:style>
    <style:style style:name="T7" style:family="text">
      <style:text-properties officeooo:rsid="001d5334"/>
    </style:style>
    <style:style style:name="T8" style:family="text">
      <style:text-properties officeooo:rsid="001e106a"/>
    </style:style>
    <style:style style:name="T9" style:family="text">
      <style:text-properties officeooo:rsid="002079cd"/>
    </style:style>
    <style:style style:name="T10" style:family="text">
      <style:text-properties officeooo:rsid="00235cc0"/>
    </style:style>
    <style:style style:name="T11" style:family="text">
      <style:text-properties officeooo:rsid="0023bca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ava Final Project Description</text:p>
      <text:p text:style-name="P1"/>
      <text:p text:style-name="P15">Overview:</text:p>
      <text:p text:style-name="P1"><text:span text:style-name="T1">We will be implementing the card game, Blackjack. <text:s/>The front end will take the viewpoint of looking down at a the table. <text:s/>Each player will have </text:span><text:span text:style-name="T2">their name, wallet, bet, and cards in hand displayed. <text:s/></text:span><text:span text:style-name="T3">A deck will also be displayed on the table. <text:s/>A</text:span><text:span text:style-name="T1">n initial sum of money stored in </text:span><text:span text:style-name="T3">each player's</text:span><text:span text:style-name="T1"> wallet when the game begins. <text:s/>Each player will initially be dealt two face up cards, and the dealer will be dealt one face up and one face down card. <text:s/></text:span><text:span text:style-name="T4">Each player will then be given the option to increase their bet, be “hit” with another card, or hold their current cards. <text:s/>The winner is the player that holds the cards closest to a combined value of 21.</text:span></text:p>
      <text:p text:style-name="P2">Furthermore, different versions of the game will be developed depending on the completion of the current version and the time remaining before the due date of the project.</text:p>
      <text:p text:style-name="P2"/>
      <text:p text:style-name="P2">Version 1:</text:p>
      <text:p text:style-name="P2">The standard Blackjack game will be developed with a maximum of 4 human players. <text:s/><text:span text:style-name="T5">Potentially, we will expand this to allow more players.</text:span></text:p>
      <text:p text:style-name="P2"/>
      <text:p text:style-name="P3">Version 2:</text:p>
      <text:p text:style-name="P4"><text:span text:style-name="T8">AI players will be developed</text:span> to allow a <text:span text:style-name="T8">human </text:span>player to play by him<text:span text:style-name="T9">s</text:span>elf against the computer opponents.</text:p>
      <text:p text:style-name="P4"/>
      <text:p text:style-name="P5">Version 3:</text:p>
      <text:p text:style-name="P6"><text:span text:style-name="T6">Players will be allowed</text:span> to play with one another <text:span text:style-name="T7">on separate devices </text:span>through networking.</text:p>
      <text:p text:style-name="P6"/>
      <text:p text:style-name="P7"/>
      <text:p text:style-name="P7">Features:</text:p>
      <text:p text:style-name="P10">Display player background</text:p>
      <text:p text:style-name="P8">Display player turn</text:p>
      <text:p text:style-name="P8">Display player data – player name, wallet, <text:span text:style-name="T10">bet, cards in hand</text:span></text:p>
      <text:p text:style-name="P11">Display dealer's hand</text:p>
      <text:p text:style-name="P9">Disp<text:span text:style-name="T11">lay deck</text:span></text:p>
      <text:p text:style-name="P12">Shuffle the deck of cards</text:p>
      <text:p text:style-name="P13">Deal cards</text:p>
      <text:p text:style-name="P14">Draw a card</text:p>
      <text:p text:style-name="P14">Increase a bet</text:p>
      <text:p text:style-name="P14">Hold card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yle </meta:initial-creator>
    <meta:creation-date>2014-04-19T18:21:14.579078634</meta:creation-date>
    <dc:date>2014-04-19T19:59:50.039270858</dc:date>
    <dc:creator>Kyle </dc:creator>
    <meta:editing-duration>PT1H17M44S</meta:editing-duration>
    <meta:editing-cycles>29</meta:editing-cycles>
    <meta:generator>LibreOffice/4.2.3.3$Linux_X86_64 LibreOffice_project/420m0$Build-3</meta:generator>
    <meta:document-statistic meta:table-count="0" meta:image-count="0" meta:object-count="0" meta:page-count="1" meta:paragraph-count="21" meta:word-count="251" meta:character-count="1431" meta:non-whitespace-character-count="1192"/>
  </office:meta>
</office:document-meta>
</file>